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4T11:54:12.783347412</dc:date>
    <meta:editing-duration>PT5H27M25S</meta:editing-duration>
    <meta:editing-cycles>25</meta:editing-cycles>
    <meta:generator>LibreOffice/7.3.3.2$MacOSX_X86_64 LibreOffice_project/d1d0ea68f081ee2800a922cac8f79445e4603348</meta:generator>
    <meta:document-statistic meta:table-count="1" meta:cell-count="6600" meta:object-count="0"/>
  </office:meta>
</office:document-meta>
</file>